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24C0000013190A28417.svm" manifest:media-type=""/>
  <manifest:file-entry manifest:full-path="Pictures/2000000200000133000000B00CE44332.eps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5cm" fo:min-width="0cm"/>
    </style:style>
    <style:style style:name="gr5" style:family="graphic" style:parent-style-name="standard">
      <style:graphic-properties TexMathsArgs="12§display§V_{O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1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6.068cm" svg:height="3.479cm" svg:x="1.393cm" svg:y="0.299cm">
          <draw:image xlink:href="Pictures/2000000200000133000000B00CE44332.eps" xlink:type="simple" xlink:show="embed" xlink:actuate="onLoad">
            <text:p/>
          </draw:image>
          <draw:glue-point draw:id="4" svg:x="1.659cm" svg:y="-1.405cm"/>
          <draw:glue-point draw:id="5" svg:x="-0.575cm" svg:y="0.968cm"/>
          <draw:glue-point draw:id="6" svg:x="-3.615cm" svg:y="-0.663cm"/>
          <draw:glue-point draw:id="7" svg:x="1.87cm" svg:y="0.893cm"/>
        </draw:frame>
        <draw:frame draw:style-name="gr2" draw:text-style-name="P2" xml:id="id1" draw:id="id1" draw:layer="layout" svg:width="2.513cm" svg:height="0.696cm" svg:x="5.73cm" svg:y="0.332cm">
          <draw:text-box>
            <text:p><text:span text:style-name="T1">مثالی حسابی ایمپلیفائر</text:span></text:p>
          </draw:text-box>
          <draw:glue-point draw:id="4" svg:x="-4.094cm" svg:y="0.431cm"/>
        </draw:frame>
        <draw:connector draw:style-name="gr3" draw:text-style-name="P1" draw:layer="layout" draw:type="curve" draw:line-skew="4.865cm 1.683cm" svg:x1="5.958cm" svg:y1="0.709cm" svg:x2="5.433cm" svg:y2="1.55cm" draw:start-shape="id1" draw:start-glue-point="4" draw:end-shape="id2" draw:end-glue-point="4" svg:d="m5958 709c-300 0-250 387-306 572s-219 167-219 269">
          <text:p/>
        </draw:connector>
        <draw:frame draw:style-name="gr2" draw:text-style-name="P2" xml:id="id3" draw:id="id3" draw:layer="layout" svg:width="3.47cm" svg:height="0.696cm" svg:x="5.014cm" svg:y="2.898cm">
          <draw:text-box>
            <text:p><text:span text:style-name="T1">اندرونی داخلی <text:s/>انحرافی برقی دباو</text:span></text:p>
          </draw:text-box>
        </draw:frame>
        <draw:connector draw:style-name="gr3" draw:text-style-name="P1" draw:layer="layout" draw:type="curve" draw:line-skew="3.75cm -1.726cm" svg:x1="5.014cm" svg:y1="3.246cm" svg:x2="4.079cm" svg:y2="2.374cm" draw:start-shape="id3" draw:start-glue-point="3" draw:end-shape="id2" draw:end-glue-point="5" svg:d="m5014 3246c-556 0-463-347-558-499s-377-106-377-373">
          <text:p/>
        </draw:connector>
        <draw:frame draw:style-name="gr4" draw:text-style-name="P2" xml:id="id4" draw:id="id4" draw:layer="layout" svg:width="2.708cm" svg:height="0.696cm" svg:x="5.876cm" svg:y="2.249cm">
          <draw:text-box>
            <text:p><text:span text:style-name="T1">حقیقی حسابی ایمپلیفائر</text:span></text:p>
          </draw:text-box>
          <draw:glue-point draw:id="4" svg:x="-4.892cm" svg:y="1.508cm"/>
        </draw:frame>
        <draw:connector draw:style-name="gr3" draw:text-style-name="P1" draw:layer="layout" draw:type="curve" draw:line-skew="4.897cm -1.838cm" svg:x1="5.906cm" svg:y1="2.701cm" svg:x2="5.561cm" svg:y2="2.348cm" draw:start-shape="id4" draw:start-glue-point="4" draw:end-shape="id2" draw:end-glue-point="7" svg:d="m5906 2701c-174 0-145-131-187-185s-158-30-158-168">
          <text:p/>
        </draw:connector>
        <draw:frame draw:style-name="gr2" draw:text-style-name="P4" xml:id="id5" draw:id="id5" draw:layer="layout" svg:width="2.843cm" svg:height="1.141cm" svg:x="0.545cm" svg:y="0.285cm">
          <draw:text-box>
            <text:p text:style-name="P3"><text:span text:style-name="T1">خیالی دباو کو ختم کرنے</text:span><text:span text:style-name="T1"> </text:span></text:p>
            <text:p text:style-name="P3"><text:span text:style-name="T1">والا بیرونی لاگو برقی دباؤ</text:span></text:p>
          </draw:text-box>
          <draw:glue-point draw:id="4" svg:x="-0.052cm" svg:y="3.637cm"/>
        </draw:frame>
        <draw:connector draw:style-name="gr3" draw:text-style-name="P1" draw:layer="layout" draw:type="curve" draw:line-skew="-2.747cm 2.171cm" svg:x1="1.952cm" svg:y1="1.269cm" svg:x2="2.234cm" svg:y2="1.808cm" draw:start-shape="id5" draw:start-glue-point="4" draw:end-shape="id2" draw:end-glue-point="6" svg:d="m1952 1269c0 393 132 327 196 364s59 175 86 175">
          <text:p/>
        </draw:connector>
        <draw:frame draw:style-name="gr5" draw:text-style-name="P1" draw:layer="layout" svg:width="0.704cm" svg:height="0.365cm" svg:x="3.314cm" svg:y="2.348cm">
          <draw:image xlink:href="Pictures/200000010000024C0000013190A28417.svm" xlink:type="simple" xlink:show="embed" xlink:actuate="onLoad">
            <text:p/>
          </draw:image>
        </draw:frame>
        <draw:frame draw:style-name="gr5" draw:text-style-name="P1" draw:layer="layout" svg:width="0.704cm" svg:height="0.365cm" svg:x="2.038cm" svg:y="2.412cm">
          <draw:image xlink:href="Pictures/200000010000024C0000013190A28417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4.06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11-07T10:57:58</dc:date>
    <dc:creator>kkk </dc:creator>
    <meta:editing-duration>PT7M28S</meta:editing-duration>
    <meta:editing-cycles>5</meta:editing-cycles>
    <meta:generator>LibreOffice/3.3$Linux LibreOffice_project/330m19$Build-401</meta:generator>
    <meta:document-statistic meta:object-count="11"/>
  </office:meta>
</office:document-meta>
</file>